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Heading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 style:data-style-name="N36"/>
    <style:style style:name="ce11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18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56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9:55:47.8869177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4</meta:editing-cycles>
    <meta:editing-duration>PT4H38M56S</meta:editing-duration>
    <dc:title>Saison Ekkart</dc:title>
    <dc:date>2017-10-15T19:57:39.071873354</dc:date>
    <meta:generator>LibreOffice/5.1.6.2$Linux_X86_64 LibreOffice_project/10m0$Build-2</meta:generator>
    <meta:document-statistic meta:table-count="2" meta:cell-count="428" meta:object-count="0"/>
  </office:meta>
</office:document-meta>
</file>